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75a7" officeooo:paragraph-rsid="001475a7"/>
    </style:style>
    <style:style style:name="P3" style:family="paragraph" style:parent-style-name="Standard">
      <style:text-properties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4" style:family="paragraph" style:parent-style-name="Standard">
      <style:text-properties fo:font-size="8pt" fo:font-style="italic" officeooo:rsid="002b7b16" officeooo:paragraph-rsid="002b7b16" style:font-size-asian="8pt" style:font-style-asian="italic" style:font-size-complex="8pt" style:font-style-complex="italic"/>
    </style:style>
    <style:style style:name="P5" style:family="paragraph" style:parent-style-name="Standard">
      <style:text-properties fo:color="#000000" style:font-name="Source Code Pro" fo:font-size="8pt" fo:font-style="italic" officeooo:rsid="002b7b16" officeooo:paragraph-rsid="002b7b16" style:font-size-asian="8pt" style:font-style-asian="italic" style:font-size-complex="8pt" style:font-style-complex="italic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  <style:text-properties officeooo:paragraph-rsid="0028141c"/>
    </style:style>
    <style:style style:name="P8" style:family="paragraph" style:parent-style-name="Standard">
      <style:text-properties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9" style:family="paragraph" style:parent-style-name="Standard">
      <style:text-properties fo:color="#000000" style:font-name="Source Code Pro" fo:font-size="8pt" fo:font-style="italic" officeooo:rsid="002d3949" officeooo:paragraph-rsid="002d3949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style:font-name="Source Code Pro"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11" style:family="paragraph" style:parent-style-name="Standard">
      <style:text-properties fo:color="#000000" style:font-name="Source Code Pro" fo:font-size="8pt" fo:font-style="italic" officeooo:rsid="002f60fa" officeooo:paragraph-rsid="002f60fa" style:font-size-asian="8pt" style:font-style-asian="italic" style:font-size-complex="8pt" style:font-style-complex="italic"/>
    </style:style>
    <style:style style:name="P12" style:family="paragraph" style:parent-style-name="Text_20_body">
      <style:text-properties officeooo:rsid="00267f4f" officeooo:paragraph-rsid="00267f4f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officeooo:rsid="001475a7"/>
    </style:style>
    <style:style style:name="T2" style:family="text">
      <style:text-properties officeooo:rsid="00166e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3287_1259191630" text:style-name="Index_20_Link" text:visited-style-name="Index_20_Link">Procedimientos Almacenados<text:tab/>2</text:a></text:p>
          <text:p text:style-name="P6"><text:a xlink:type="simple" xlink:href="#__RefHeading___Toc13290_1259191630" text:style-name="Index_20_Link" text:visited-style-name="Index_20_Link">Llamar a un procedimiento almacenado<text:tab/>2</text:a></text:p>
          <text:p text:style-name="P6"><text:a xlink:type="simple" xlink:href="#__RefHeading___Toc13285_1259191630" text:style-name="Index_20_Link" text:visited-style-name="Index_20_Link">#sp_getUsuarios<text:tab/>2</text:a></text:p>
          <text:p text:style-name="P6"><text:a xlink:type="simple" xlink:href="#__RefHeading___Toc13295_1259191630" text:style-name="Index_20_Link" text:visited-style-name="Index_20_Link">#sp_getUsuario<text:tab/>2</text:a></text:p>
        </text:index-body>
      </text:table-of-content>
      <text:p text:style-name="P2"/>
      <text:h text:style-name="P13" text:outline-level="1"><text:bookmark-start text:name="__RefHeading___Toc13287_1259191630"/>Procedimientos Almacenados<text:bookmark-end text:name="__RefHeading___Toc13287_1259191630"/></text:h>
      <text:p text:style-name="P7"><text:span text:style-name="T2">/*<text:line-break/></text:span>Llamar a un procedimiento almacenado</text:p>
      <text:p text:style-name="P12">$consulta = DB::select('call sp_getUsuarios()');</text:p>
      <text:p text:style-name="Text_20_body">*/</text:p>
      <text:h text:style-name="Heading_20_3" text:outline-level="3"><text:bookmark-start text:name="__RefHeading___Toc13285_1259191630"/><text:span text:style-name="T1">#sp_</text:span>getUsuarios<text:bookmark-end text:name="__RefHeading___Toc13285_1259191630"/></text:h>
      <text:p text:style-name="P2"/>
      <text:p text:style-name="P11">DELIMITER $$</text:p>
      <text:p text:style-name="P11">DROP PROCEDURE IF EXISTS `sp_getUsuarios` $$</text:p>
      <text:p text:style-name="P11">CREATE DEFINER=`homestead`@`%` PROCEDURE `sp_getUsuarios`()</text:p>
      <text:p text:style-name="P11">BEGIN</text:p>
      <text:p text:style-name="P11"><text:s text:c="2"/>SELECT </text:p>
      <text:p text:style-name="P11"><text:tab/>us.id, us.dni, us.ap_paterno, us.ap_materno, us.nombres, us.fecnac, us.est_civil, us.fec_ingreso, </text:p>
      <text:p text:style-name="P11"><text:s text:c="4"/>us.movil, us.fijo, us.direccion, us.idubigeo, us.email_corp, us.email_per, us.login, </text:p>
      <text:p text:style-name="P11"><text:s text:c="4"/>us.contacto_emergencia, us.telef_contacto, per.perfil, per.id as id_perfil, us.turno,</text:p>
      <text:p text:style-name="P11"><text:tab/>CONCAT(ub.dpto, "/", ub.prov, "/", ub.dist) as distrito, ub.idubigeo as ubigeo </text:p>
      <text:p text:style-name="P11"><text:s text:c="2"/>FROM ubigeo ub</text:p>
      <text:p text:style-name="P11"><text:s text:c="2"/>INNER JOIN usuarios us ON <text:s/>ub.idubigeo=us.idubigeo</text:p>
      <text:p text:style-name="P11"><text:s text:c="2"/>INNER JOIN perfiles per ON us.id_perfil=per.id;</text:p>
      <text:p text:style-name="P11">END $$</text:p>
      <text:p text:style-name="P11">DELIMITER ;</text:p>
      <text:p text:style-name="P10"/>
      <text:p text:style-name="P10">#CALL sp_getUsuarios();</text:p>
      <text:h text:style-name="Heading_20_3" text:outline-level="3"><text:bookmark-start text:name="__RefHeading___Toc13295_1259191630"/>#sp_getUsuario<text:bookmark-end text:name="__RefHeading___Toc13295_1259191630"/></text:h>
      <text:p text:style-name="P8">DELIMITER $$</text:p>
      <text:p text:style-name="P8">DROP PROCEDURE IF EXISTS `sp_getUsuario` $$</text:p>
      <text:p text:style-name="P8">CREATE DEFINER=`homestead`@`%` PROCEDURE `sp_getUsuario`( IN _id_usuario char(10))</text:p>
      <text:p text:style-name="P8">BEGIN</text:p>
      <text:p text:style-name="P8"><text:s text:c="2"/>SELECT </text:p>
      <text:p text:style-name="P8"><text:tab/>us.id, us.dni, us.ap_paterno, us.ap_materno, us.nombres, us.fecnac, us.est_civil, us.fec_ingreso, </text:p>
      <text:p text:style-name="P8"><text:tab/>us.movil, us.fijo, us.direccion, us.idubigeo, us.email_corp, us.email_per, us.login, </text:p>
      <text:p text:style-name="P8"><text:tab/>us.contacto_emergencia, us.telef_contacto, per.perfil, per.id, us.turno,</text:p>
      <text:p text:style-name="P8"><text:tab/>CONCAT(ub.dpto, "/", ub.prov, "/", ub.dist) as distrito, ub.idubigeo as ubigeo </text:p>
      <text:p text:style-name="P8"><text:s text:c="2"/>FROM ubigeo ub</text:p>
      <text:p text:style-name="P8"><text:tab/>INNER JOIN usuarios us ON <text:s/>ub.idubigeo=us.idubigeo</text:p>
      <text:p text:style-name="P8"><text:tab/>INNER JOIN perfiles per ON us.id_perfil=per.id</text:p>
      <text:p text:style-name="P8"><text:s text:c="2"/>WHERE us.id=_id_usuario;</text:p>
      <text:p text:style-name="P8">END $$</text:p>
      <text:p text:style-name="P8">DELIMITER ;</text:p>
      <text:p text:style-name="P8"/>
      <text:p text:style-name="P8">#call sp_getUsuario(1)</text:p>
      <text:p text:style-name="P8"/>
      <text:p text:style-name="P8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54:30.335626787</meta:creation-date>
    <dc:date>2017-07-17T16:53:42.014468797</dc:date>
    <meta:editing-duration>PT16H2M4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66" meta:character-count="1561" meta:non-whitespace-character-count="1397"/>
  </office:meta>
</office:document-meta>
</file>